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79" draw:master-page-name="Master1-Layout1-title-Diapozitiv-titlu" presentation:presentation-page-layout-name="Master1-PPL1" draw:id="Slide-256">
        <draw:frame draw:id="id85" presentation:style-name="a392" draw:name="Titlu 1" svg:x="1.17in" svg:y="1.42in" svg:width="8in" svg:height="2.03631in" presentation:class="title" presentation:placeholder="false">
          <draw:text-box>
            <text:p text:style-name="a391" text:class-names="" text:cond-style-name=""><text:span text:style-name="a380" text:class-names="">Dispersia</text:span><text:span text:style-name="a381" text:class-names=""><text:s text:c="1"/></text:span><text:span text:style-name="a382" text:class-names=""><text:line-break/></text:span><text:span text:style-name="a383" text:class-names="">poluan</text:span><text:span text:style-name="a384" text:class-names="">ților</text:span><text:span text:style-name="a385" text:class-names=""><text:s text:c="1"/></text:span><text:span text:style-name="a386" text:class-names="">în</text:span><text:span text:style-name="a387" text:class-names=""><text:s text:c="1"/></text:span><text:span text:style-name="a388" text:class-names="">ae</text:span><text:span text:style-name="a389" text:class-names="">r</text:span><text:span text:style-name="a390" text:class-names=""/></text:p>
          </draw:text-box>
          <svg:title/>
          <svg:desc/>
        </draw:frame>
        <draw:frame draw:id="id86" presentation:style-name="a400" draw:name="Subtitlu 2" svg:x="1.20299in" svg:y="3.86408in" svg:width="8in" svg:height="2.24337in" presentation:class="subtitle" presentation:placeholder="false">
          <draw:text-box>
            <text:p text:style-name="a394" text:class-names="" text:cond-style-name=""><text:span text:style-name="a393" text:class-names="">Absolvent: <text:s text:c="55"/>Coordonator:</text:span></text:p>
            <text:p text:style-name="a399" text:class-names="" text:cond-style-name=""><text:span text:style-name="a395" text:class-names="">Cazamir</text:span><text:span text:style-name="a396" text:class-names=""><text:s text:c="1"/></text:span><text:span text:style-name="a397" text:class-names="">Delia <text:s text:c="47"/>Drd. Florin Olariu</text:span><text:span text:style-name="a398" text:class-names=""/></text:p>
          </draw:text-box>
          <svg:title/>
          <svg:desc/>
        </draw:frame>
      </draw:page>
      <draw:page draw:name="Slide2" draw:style-name="a401" draw:master-page-name="Master1-Layout2-obj-Titlu-și-conținut" presentation:presentation-page-layout-name="Master1-PPL2" draw:id="Slide-257">
        <draw:frame draw:id="id87" presentation:style-name="a405" draw:name="Titlu 1" svg:x="0.2766in" svg:y="1.22904in" svg:width="3.22341in" svg:height="5.03191in" presentation:class="title" presentation:placeholder="false">
          <draw:text-box>
            <text:p text:style-name="a404" text:class-names="" text:cond-style-name=""><text:span text:style-name="a402" text:class-names="">Introducere</text:span><text:span text:style-name="a403" text:class-names=""/></text:p>
          </draw:text-box>
          <svg:title/>
          <svg:desc/>
        </draw:frame>
        <draw:frame draw:id="id88" presentation:style-name="a406" draw:name="Substituent conținut 2" svg:x="4.23148in" svg:y="0.945in" svg:width="8in" svg:height="5.6in" presentation:class="outline" presentation:placeholder="true">
          <draw:text-box/>
          <svg:title/>
          <svg:desc/>
        </draw:frame>
      </draw:page>
      <draw:page draw:name="Slide3" draw:style-name="a407" draw:master-page-name="Master1-Layout2-obj-Titlu-și-conținut" presentation:presentation-page-layout-name="Master1-PPL2" draw:id="Slide-258">
        <draw:frame draw:id="id89" presentation:style-name="a411" draw:name="Titlu 1" svg:x="0.2766in" svg:y="1.22904in" svg:width="3.22341in" svg:height="5.03191in" presentation:class="title" presentation:placeholder="false">
          <draw:text-box>
            <text:p text:style-name="a410" text:class-names="" text:cond-style-name=""><text:span text:style-name="a408" text:class-names="">Contribuții</text:span><text:span text:style-name="a409" text:class-names=""/></text:p>
          </draw:text-box>
          <svg:title/>
          <svg:desc/>
        </draw:frame>
        <draw:frame draw:id="id90" presentation:style-name="a412" draw:name="Substituent conținut 2" svg:x="4.23148in" svg:y="0.945in" svg:width="8in" svg:height="5.6in" presentation:class="outline" presentation:placeholder="true">
          <draw:text-box/>
          <svg:title/>
          <svg:desc/>
        </draw:frame>
      </draw:page>
      <draw:page draw:name="Slide4" draw:style-name="a413" draw:master-page-name="Master1-Layout2-obj-Titlu-și-conținut" presentation:presentation-page-layout-name="Master1-PPL2" draw:id="Slide-259">
        <draw:frame draw:id="id91" presentation:style-name="a417" draw:name="Titlu 1" svg:x="0.2766in" svg:y="1.22904in" svg:width="3.22341in" svg:height="5.03191in" presentation:class="title" presentation:placeholder="false">
          <draw:text-box>
            <text:p text:style-name="a416" text:class-names="" text:cond-style-name=""><text:span text:style-name="a414" text:class-names="">Arhitectura</text:span><text:span text:style-name="a415" text:class-names=""/></text:p>
          </draw:text-box>
          <svg:title/>
          <svg:desc/>
        </draw:frame>
        <draw:frame draw:id="id92" presentation:style-name="a418" draw:name="Substituent conținut 2" svg:x="4.23148in" svg:y="0.945in" svg:width="8in" svg:height="5.6in" presentation:class="outline" presentation:placeholder="true">
          <draw:text-box/>
          <svg:title/>
          <svg:desc/>
        </draw:frame>
      </draw:page>
      <draw:page draw:name="Slide5" draw:style-name="a419" draw:master-page-name="Master1-Layout2-obj-Titlu-și-conținut" presentation:presentation-page-layout-name="Master1-PPL2" draw:id="Slide-260">
        <draw:frame draw:id="id93" presentation:style-name="a424" draw:name="Titlu 1" svg:x="0.2766in" svg:y="1.22904in" svg:width="3.22341in" svg:height="5.03191in" presentation:class="title" presentation:placeholder="false">
          <draw:text-box>
            <text:p text:style-name="a423" text:class-names="" text:cond-style-name=""><text:span text:style-name="a420" text:class-names="">Prezentare<text:s text:c="1"/></text:span><text:span text:style-name="a421" text:class-names="">Demo</text:span><text:span text:style-name="a422" text:class-names=""/></text:p>
          </draw:text-box>
          <svg:title/>
          <svg:desc/>
        </draw:frame>
        <draw:frame draw:id="id94" presentation:style-name="a425" draw:name="Substituent conținut 2" svg:x="4.23148in" svg:y="0.945in" svg:width="8in" svg:height="5.6in" presentation:class="outline" presentation:placeholder="true">
          <draw:text-box/>
          <svg:title/>
          <svg:desc/>
        </draw:frame>
      </draw:page>
      <draw:page draw:name="Slide6" draw:style-name="a426" draw:master-page-name="Master1-Layout2-obj-Titlu-și-conținut" presentation:presentation-page-layout-name="Master1-PPL2" draw:id="Slide-261">
        <draw:frame draw:id="id95" presentation:style-name="a430" draw:name="Titlu 1" svg:x="0.2766in" svg:y="1.22904in" svg:width="3.22341in" svg:height="5.03191in" presentation:class="title" presentation:placeholder="false">
          <draw:text-box>
            <text:p text:style-name="a429" text:class-names="" text:cond-style-name=""><text:span text:style-name="a427" text:class-names="">Concluzii</text:span><text:span text:style-name="a428" text:class-names=""/></text:p>
          </draw:text-box>
          <svg:title/>
          <svg:desc/>
        </draw:frame>
        <draw:frame draw:id="id96" presentation:style-name="a431" draw:name="Substituent conținut 2" svg:x="4.23148in" svg:y="0.945in" svg:width="8in" svg:height="5.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zitiv titlu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itlu și conținut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3" style:display-name="Antet secțiune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Două tipuri de conținut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ație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Doar titlu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Necompletat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ținut cu legendă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Imagine cu legendă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ext vertical și titlu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Titlu vertical și text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default-style style:family="graphic">
      <style:graphic-properties draw:fill="solid" draw:fill-color="#40bad2" draw:opacity="100%" draw:stroke="solid" svg:stroke-width="0.01181in" svg:stroke-color="#2c889a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draw:fill="solid" draw:fill-color="#40bad2" draw:opacity="100%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7">
      <style:graphic-properties draw:fill="solid" draw:fill-color="#c8c8c8" draw:opacity="49.804%" draw:stroke="none"/>
    </style:style>
    <style:style style:family="text" style:name="a2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solid" draw:fill-color="#40bad2" draw:opacity="100%" draw:stroke="none"/>
    </style:style>
    <style:style style:family="graphic" style:name="a222">
      <style:graphic-properties draw:fill="solid" draw:fill-color="#c8c8c8" draw:opacity="49.804%" draw:stroke="non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draw:fill="solid" draw:fill-color="#40bad2" draw:opacity="100%" draw:stroke="non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solid" draw:fill-color="#c8c8c8" draw:opacity="49.804%" draw:stroke="non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">
      <style:graphic-properties draw:fill="solid" draw:fill-color="#40bad2" draw:opacity="100%" draw:stroke="none"/>
    </style:style>
    <style:style style:family="text" style:name="a2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c8c8c8" draw:opacity="49.804%" draw:stroke="none"/>
    </style:style>
    <style:style style:family="paragraph" style:name="a25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40bad2" draw:opacity="100%" draw:stroke="none"/>
    </style:style>
    <style:style style:family="graphic" style:name="a36">
      <style:graphic-properties draw:fill="solid" draw:fill-color="#c8c8c8" draw:opacity="49.804%" draw:stroke="non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>
      <style:graphic-properties draw:fill="solid" draw:fill-color="#40bad2" draw:opacity="100%" draw:stroke="none"/>
    </style:style>
    <style:style style:family="graphic" style:name="a57">
      <style:graphic-properties draw:fill="solid" draw:fill-color="#c8c8c8" draw:opacity="49.804%" draw:stroke="non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draw:fill="solid" draw:fill-color="#40bad2" draw:opacity="100%" draw:stroke="non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draw:fill="solid" draw:fill-color="#c8c8c8" draw:opacity="49.804%" draw:stroke="none"/>
    </style:style>
    <style:style style:family="text" style:name="a3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draw:fill="solid" draw:fill-color="#40bad2" draw:opacity="100%" draw:stroke="non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draw:fill="solid" draw:fill-color="#c8c8c8" draw:opacity="49.804%" draw:stroke="non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">
      <style:graphic-properties draw:fill="solid" draw:fill-color="#40bad2" draw:opacity="100%" draw:stroke="none"/>
    </style:style>
    <style:style style:family="text" style:name="a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">
      <style:graphic-properties draw:fill="solid" draw:fill-color="#c8c8c8" draw:opacity="49.804%" draw:stroke="none"/>
    </style:style>
    <style:style style:family="paragraph" style:name="a32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40bad2" draw:opacity="100%" draw:stroke="non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">
      <style:graphic-properties draw:fill="solid" draw:fill-color="#c8c8c8" draw:opacity="49.804%" draw:stroke="none"/>
    </style:style>
    <style:style style:family="text" style:name="a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solid" draw:fill-color="#40bad2" draw:opacity="100%" draw:stroke="none"/>
    </style:style>
    <style:style style:family="graphic" style:name="a91">
      <style:graphic-properties draw:fill="solid" draw:fill-color="#c8c8c8" draw:opacity="49.804%" draw:stroke="non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adru" style:page-layout-name="pageLayout1" draw:style-name="a0">
      <draw:custom-shape svg:x="0in" svg:y="0.83in" svg:width="3.76596in" svg:height="5.83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0.2766in" svg:y="1.22904in" svg:width="3.22341in" svg:height="5.03191in" presentation:class="title" presentation:placeholder="false">
        <draw:text-box>
          <text:p text:style-name="a4" text:class-names="" text:cond-style-name=""><text:span text:style-name="a2" text:class-names="">Faceți clic pentru a edita stilul de titlu coordonator</text:span><text:span text:style-name="a3" text:class-names=""/></text:p>
        </draw:text-box>
        <svg:title/>
        <svg:desc/>
      </draw:frame>
      <draw:custom-shape svg:x="12.92199in" svg:y="0.83in" svg:width="0.42in" svg:height="5.83in" draw:id="id2" draw:style-name="a6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3" draw:name="Text Placeholder 2" svg:x="4.23148in" svg:y="0.945in" svg:width="8in" svg:height="5.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Faceţi clic pentru a edita Master stiluri text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al doilea ni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al cincilea ni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0.28704in" svg:y="6.9513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1/2000</text:date></text:span></text:p>
        </draw:text-box>
        <svg:title/>
        <svg:desc/>
      </draw:frame>
      <draw:frame draw:id="id5" presentation:style-name="a30" draw:name="Footer Placeholder 4" svg:x="4.23148in" svg:y="6.95139in" svg:width="6.46491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3" draw:name="Slide Number Placeholder 5" svg:x="11.62963in" svg:y="6.95139in" svg:width="1.67424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zitiv-titlu" style:page-layout-name="pageLayout1" draw:style-name="a34">
      <draw:custom-shape svg:x="0in" svg:y="0.83333in" svg:width="9.9974in" svg:height="5.83333in" draw:id="id7" draw:style-name="a3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8" draw:style-name="a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0" draw:name="Title 1" svg:x="1.17in" svg:y="1.42in" svg:width="8in" svg:height="3.56in" presentation:class="title" presentation:placeholder="false">
        <draw:text-box>
          <text:p text:style-name="a39" text:class-names="" text:cond-style-name=""><text:span text:style-name="a37" text:class-names="">Faceți clic pentru a edita stilul de titlu coordonator</text:span><text:span text:style-name="a38" text:class-names=""/></text:p>
        </draw:text-box>
        <svg:title/>
        <svg:desc/>
      </draw:frame>
      <draw:frame draw:id="id10" presentation:style-name="a44" draw:name="Subtitle 2" svg:x="1.20299in" svg:y="5.10744in" svg:width="8in" svg:height="1in" presentation:class="subtitle" presentation:placeholder="false">
        <draw:text-box>
          <text:p text:style-name="a43" text:class-names="" text:cond-style-name=""><text:span text:style-name="a41" text:class-names="">Faceți clic pentru a edita stilul de subtitlu coordonator</text:span><text:span text:style-name="a42" text:class-names=""/></text:p>
        </draw:text-box>
        <svg:title/>
        <svg:desc/>
      </draw:frame>
      <draw:frame draw:id="id11" presentation:style-name="a48" draw:name="Date Placeholder 3" svg:x="0.28704in" svg:y="6.95139in" svg:width="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1/1/2000</text:date></text:span></text:p>
        </draw:text-box>
        <svg:title/>
        <svg:desc/>
      </draw:frame>
      <draw:frame draw:id="id12" presentation:style-name="a51" draw:name="Footer Placeholder 4" svg:x="4.23148in" svg:y="6.95139in" svg:width="6.46491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11.62963in" svg:y="6.95139in" svg:width="1.67424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u-și-conținut" style:page-layout-name="pageLayout1" draw:style-name="a55">
      <draw:custom-shape svg:x="0in" svg:y="0.83in" svg:width="3.76596in" svg:height="5.83in" draw:id="id14" draw:layer="Master1-bg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15" draw:layer="Master1-bg" draw:style-name="a57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61" draw:name="Title 1" svg:x="0.2766in" svg:y="1.22904in" svg:width="3.22341in" svg:height="5.03191in" presentation:class="title" presentation:placeholder="false">
        <draw:text-box>
          <text:p text:style-name="a60" text:class-names="" text:cond-style-name=""><text:span text:style-name="a58" text:class-names="">Faceți clic pentru a edita stilul de titlu coordonator</text:span><text:span text:style-name="a59" text:class-names=""/></text:p>
        </draw:text-box>
        <svg:title/>
        <svg:desc/>
      </draw:frame>
      <draw:frame draw:id="id17" presentation:style-name="a78" draw:name="Content Placeholder 2" svg:x="4.23148in" svg:y="0.945in" svg:width="8in" svg:height="5.6in" presentation:class="object" presentation:placeholder="false">
        <draw:text-box>
          <text:list text:style-name="a64">
            <text:list-item>
              <text:p text:style-name="a63" text:class-names="" text:cond-style-name=""><text:span text:style-name="a62" text:class-names="">Faceţi clic pentru a edita Master stiluri text</text:span></text:p>
            </text:list-item>
          </text:list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al doilea nivel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4" text:class-names="">al cincilea nivel</text:span><text:span text:style-name="a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3" svg:x="0.28704in" svg:y="6.95139in" svg:width="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/1/2000</text:date></text:span></text:p>
        </draw:text-box>
        <svg:title/>
        <svg:desc/>
      </draw:frame>
      <draw:frame draw:id="id19" presentation:style-name="a85" draw:name="Footer Placeholder 4" svg:x="4.23148in" svg:y="6.95139in" svg:width="6.46491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5" svg:x="11.62963in" svg:y="6.95139in" svg:width="1.67424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Antet-secțiune" style:page-layout-name="pageLayout1" draw:style-name="a89">
      <draw:custom-shape svg:x="0in" svg:y="0.83in" svg:width="3.76596in" svg:height="5.83in" draw:id="id21" draw:layer="Master1-bg" draw:style-name="a9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2" draw:layer="Master1-bg" draw:style-name="a91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95" draw:name="Title 1" svg:x="4.23in" svg:y="1.42in" svg:width="8in" svg:height="3.56in" presentation:class="title" presentation:placeholder="false">
        <draw:text-box>
          <text:p text:style-name="a94" text:class-names="" text:cond-style-name=""><text:span text:style-name="a92" text:class-names="">Faceți clic pentru a edita stilul de titlu coordonator</text:span><text:span text:style-name="a93" text:class-names=""/></text:p>
        </draw:text-box>
        <svg:title/>
        <svg:desc/>
      </draw:frame>
      <draw:frame draw:id="id24" presentation:style-name="a99" draw:name="Text Placeholder 2" svg:x="4.25in" svg:y="5.11in" svg:width="8in" svg:height="1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Faceţi clic pentru a edita Master stiluri text</text:span></text:p>
            </text:list-item>
          </text:list>
        </draw:text-box>
        <svg:title/>
        <svg:desc/>
      </draw:frame>
      <draw:frame draw:id="id25" presentation:style-name="a103" draw:name="Date Placeholder 3" svg:x="0.28704in" svg:y="6.95139in" svg:width="3in" svg:height="0.39931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1/1/2000</text:date></text:span></text:p>
        </draw:text-box>
        <svg:title/>
        <svg:desc/>
      </draw:frame>
      <draw:frame draw:id="id26" presentation:style-name="a106" draw:name="Footer Placeholder 4" svg:x="4.23148in" svg:y="6.95139in" svg:width="6.46491in" svg:height="0.39931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7" presentation:style-name="a109" draw:name="Slide Number Placeholder 5" svg:x="11.62963in" svg:y="6.95139in" svg:width="1.67424in" svg:height="0.39931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ouă-tipuri-de-conținut" style:page-layout-name="pageLayout1" draw:style-name="a110">
      <draw:custom-shape svg:x="0in" svg:y="0.83in" svg:width="3.76596in" svg:height="5.83in" draw:id="id28" draw:layer="Master1-bg" draw:style-name="a11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9" draw:layer="Master1-bg" draw:style-name="a112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16" draw:name="Title 1" svg:x="0.2766in" svg:y="1.22904in" svg:width="3.22341in" svg:height="5.03191in" presentation:class="title" presentation:placeholder="false">
        <draw:text-box>
          <text:p text:style-name="a115" text:class-names="" text:cond-style-name=""><text:span text:style-name="a113" text:class-names="">Faceți clic pentru a edita stilul de titlu coordonator</text:span><text:span text:style-name="a114" text:class-names=""/></text:p>
        </draw:text-box>
        <svg:title/>
        <svg:desc/>
      </draw:frame>
      <draw:frame draw:id="id31" presentation:style-name="a133" draw:name="Content Placeholder 2" svg:x="4.23in" svg:y="0.95in" svg:width="3.8in" svg:height="5.6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Faceţi clic pentru a edita Master stiluri text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al doilea ni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al cincilea ni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8.55in" svg:y="0.95in" svg:width="3.8in" svg:height="5.6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Faceţi clic pentru a edita Master stiluri text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al doilea ni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al cincilea ni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7" svg:x="0.28704in" svg:y="6.95139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/1/2000</text:date></text:span></text:p>
        </draw:text-box>
        <svg:title/>
        <svg:desc/>
      </draw:frame>
      <draw:frame draw:id="id34" presentation:style-name="a157" draw:name="Footer Placeholder 8" svg:x="4.23148in" svg:y="6.95139in" svg:width="6.46491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9" svg:x="11.62963in" svg:y="6.95139in" svg:width="1.67424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ție" style:page-layout-name="pageLayout1" draw:style-name="a161">
      <draw:custom-shape svg:x="0in" svg:y="0.83in" svg:width="3.76596in" svg:height="5.83in" draw:id="id36" draw:layer="Master1-bg" draw:style-name="a1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163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67" draw:name="Title 9" svg:x="0.2766in" svg:y="1.22904in" svg:width="3.22341in" svg:height="5.03191in" presentation:class="title" presentation:placeholder="false">
        <draw:text-box>
          <text:p text:style-name="a166" text:class-names="" text:cond-style-name=""><text:span text:style-name="a164" text:class-names="">Faceți clic pentru a edita stilul de titlu coordonator</text:span><text:span text:style-name="a165" text:class-names=""/></text:p>
        </draw:text-box>
        <svg:title/>
        <svg:desc/>
      </draw:frame>
      <draw:frame draw:id="id39" presentation:style-name="a171" draw:name="Text Placeholder 2" svg:x="4.23in" svg:y="1.11941in" svg:width="3.8in" svg:height="0.88333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Faceţi clic pentru a edita Master stiluri text</text:span></text:p>
            </text:list-item>
          </text:list>
        </draw:text-box>
        <svg:title/>
        <svg:desc/>
      </draw:frame>
      <draw:frame draw:id="id40" presentation:style-name="a188" draw:name="Content Placeholder 3" svg:x="4.23in" svg:y="2.1117in" svg:width="3.8in" svg:height="4.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Faceţi clic pentru a edita Master stiluri text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al doilea ni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al cincilea ni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8.55038in" svg:y="1.11941in" svg:width="3.8in" svg:height="0.88929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Faceţi clic pentru a edita Master stiluri text</text:span></text:p>
            </text:list-item>
          </text:list>
        </draw:text-box>
        <svg:title/>
        <svg:desc/>
      </draw:frame>
      <draw:frame draw:id="id42" presentation:style-name="a209" draw:name="Content Placeholder 5" svg:x="8.55038in" svg:y="2.1117in" svg:width="3.8in" svg:height="4.4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Faceţi clic pentru a edita Master stiluri text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al doilea ni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al cincilea ni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3" draw:name="Date Placeholder 1" svg:x="0.28704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/2000</text:date></text:span></text:p>
        </draw:text-box>
        <svg:title/>
        <svg:desc/>
      </draw:frame>
      <draw:frame draw:id="id44" presentation:style-name="a216" draw:name="Footer Placeholder 10" svg:x="4.23148in" svg:y="6.95139in" svg:width="6.46491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5" presentation:style-name="a219" draw:name="Slide Number Placeholder 11" svg:x="11.62963in" svg:y="6.95139in" svg:width="1.67424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Doar-titlu" style:page-layout-name="pageLayout1" draw:style-name="a220">
      <draw:custom-shape svg:x="0in" svg:y="0.83in" svg:width="3.76596in" svg:height="5.83in" draw:id="id46" draw:layer="Master1-bg" draw:style-name="a22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7" draw:layer="Master1-bg" draw:style-name="a222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26" draw:name="Title 5" svg:x="0.2766in" svg:y="1.22904in" svg:width="3.22341in" svg:height="5.03191in" presentation:class="title" presentation:placeholder="false">
        <draw:text-box>
          <text:p text:style-name="a225" text:class-names="" text:cond-style-name=""><text:span text:style-name="a223" text:class-names="">Faceți clic pentru a edita stilul de titlu coordonator</text:span><text:span text:style-name="a224" text:class-names=""/></text:p>
        </draw:text-box>
        <svg:title/>
        <svg:desc/>
      </draw:frame>
      <draw:frame draw:id="id49" presentation:style-name="a230" draw:name="Date Placeholder 1" svg:x="0.28704in" svg:y="6.95139in" svg:width="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1/1/2000</text:date></text:span></text:p>
        </draw:text-box>
        <svg:title/>
        <svg:desc/>
      </draw:frame>
      <draw:frame draw:id="id50" presentation:style-name="a233" draw:name="Footer Placeholder 6" svg:x="4.23148in" svg:y="6.95139in" svg:width="6.46491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7" svg:x="11.62963in" svg:y="6.95139in" svg:width="1.67424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Necompletat" style:page-layout-name="pageLayout1" draw:style-name="a237">
      <draw:frame draw:id="id52" presentation:style-name="a241" draw:name="Date Placeholder 4" svg:x="0.28704in" svg:y="6.95139in" svg:width="3in" svg:height="0.39931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1/1/2000</text:date></text:span></text:p>
        </draw:text-box>
        <svg:title/>
        <svg:desc/>
      </draw:frame>
      <draw:frame draw:id="id53" presentation:style-name="a244" draw:name="Footer Placeholder 5" svg:x="4.23148in" svg:y="6.95139in" svg:width="6.46491in" svg:height="0.39931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54" presentation:style-name="a247" draw:name="Slide Number Placeholder 6" svg:x="11.62963in" svg:y="6.95139in" svg:width="1.67424in" svg:height="0.39931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ținut-cu-legendă" style:page-layout-name="pageLayout1" draw:style-name="a248">
      <draw:custom-shape svg:x="0in" svg:y="0.83in" svg:width="3.76596in" svg:height="5.83in" draw:id="id55" draw:layer="Master1-bg" draw:style-name="a24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6" draw:layer="Master1-bg" draw:style-name="a250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54" draw:name="Title 1" svg:x="0.28in" svg:y="1.25in" svg:width="3.1in" svg:height="2.6in" presentation:class="title" presentation:placeholder="false">
        <draw:text-box>
          <text:p text:style-name="a253" text:class-names="" text:cond-style-name=""><text:span text:style-name="a251" text:class-names="">Faceți clic pentru a edita stilul de titlu coordonator</text:span><text:span text:style-name="a252" text:class-names=""/></text:p>
        </draw:text-box>
        <svg:title/>
        <svg:desc/>
      </draw:frame>
      <draw:frame draw:id="id58" presentation:style-name="a271" draw:name="Content Placeholder 2" svg:x="4.23in" svg:y="0.95in" svg:width="8in" svg:height="5.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ceţi clic pentru a edita Master stiluri text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l doilea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al cincilea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5" draw:name="Text Placeholder 3" svg:x="0.28in" svg:y="3.82128in" svg:width="3.1in" svg:height="2.53936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aceţi clic pentru a edita Master stiluri text</text:span></text:p>
            </text:list-item>
          </text:list>
        </draw:text-box>
        <svg:title/>
        <svg:desc/>
      </draw:frame>
      <draw:frame draw:id="id60" presentation:style-name="a279" draw:name="Date Placeholder 7" svg:x="0.28704in" svg:y="6.95139in" svg:width="3in" svg:height="0.39931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/1/2000</text:date></text:span></text:p>
        </draw:text-box>
        <svg:title/>
        <svg:desc/>
      </draw:frame>
      <draw:frame draw:id="id61" presentation:style-name="a282" draw:name="Footer Placeholder 8" svg:x="4.23148in" svg:y="6.95139in" svg:width="6.46491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62" presentation:style-name="a285" draw:name="Slide Number Placeholder 9" svg:x="11.62963in" svg:y="6.95139in" svg:width="1.67424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ine-cu-legendă" style:page-layout-name="pageLayout1" draw:style-name="a286">
      <draw:custom-shape svg:x="0in" svg:y="0.83in" svg:width="3.76596in" svg:height="5.83in" draw:id="id63" draw:layer="Master1-bg" draw:style-name="a28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288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92" draw:name="Title 1" svg:x="0.28in" svg:y="1.25in" svg:width="3.1in" svg:height="2.6in" presentation:class="title" presentation:placeholder="false">
        <draw:text-box>
          <text:p text:style-name="a291" text:class-names="" text:cond-style-name=""><text:span text:style-name="a289" text:class-names="">Faceți clic pentru a edita stilul de titlu coordonator</text:span><text:span text:style-name="a290" text:class-names=""/></text:p>
        </draw:text-box>
        <svg:title/>
        <svg:desc/>
      </draw:frame>
      <draw:frame draw:id="id66" presentation:style-name="a296" draw:name="Picture Placeholder 2" svg:x="3.9049in" svg:y="0.83926in" svg:width="8.87492in" svg:height="5.83in" presentation:class="graphic" presentation:placeholder="false">
        <draw:text-box>
          <text:p text:style-name="a295" text:class-names="" text:cond-style-name=""><text:span text:style-name="a293" text:class-names="">Faceți clic pe pictogramă pentru a adăuga o imagine</text:span><text:span text:style-name="a294" text:class-names=""/></text:p>
        </draw:text-box>
        <svg:title/>
        <svg:desc/>
      </draw:frame>
      <draw:frame draw:id="id67" presentation:style-name="a300" draw:name="Text Placeholder 3" svg:x="0.28in" svg:y="3.82in" svg:width="3.1in" svg:height="2.5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Faceţi clic pentru a edita Master stiluri text</text:span></text:p>
            </text:list-item>
          </text:list>
        </draw:text-box>
        <svg:title/>
        <svg:desc/>
      </draw:frame>
      <draw:frame draw:id="id68" presentation:style-name="a304" draw:name="Date Placeholder 7" svg:x="0.28704in" svg:y="6.95139in" svg:width="3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/1/2000</text:date></text:span></text:p>
        </draw:text-box>
        <svg:title/>
        <svg:desc/>
      </draw:frame>
      <draw:frame draw:id="id69" presentation:style-name="a307" draw:name="Footer Placeholder 8" svg:x="3.82666in" svg:y="6.95139in" svg:width="6.46491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70" presentation:style-name="a310" draw:name="Slide Number Placeholder 9" svg:x="11.62963in" svg:y="6.95139in" svg:width="1.67424in" svg:height="0.39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ext-vertical-și-titlu" style:page-layout-name="pageLayout1" draw:style-name="a311">
      <draw:custom-shape svg:x="0in" svg:y="0.83in" svg:width="3.76596in" svg:height="5.83in" draw:id="id71" draw:layer="Master1-bg" draw:style-name="a31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2" draw:layer="Master1-bg" draw:style-name="a313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17" draw:name="Title 1" svg:x="0.2766in" svg:y="1.22904in" svg:width="3.22341in" svg:height="5.03191in" presentation:class="title" presentation:placeholder="false">
        <draw:text-box>
          <text:p text:style-name="a316" text:class-names="" text:cond-style-name=""><text:span text:style-name="a314" text:class-names="">Faceți clic pentru a edita stilul de titlu coordonator</text:span><text:span text:style-name="a315" text:class-names=""/></text:p>
        </draw:text-box>
        <svg:title/>
        <svg:desc/>
      </draw:frame>
      <draw:frame draw:id="id74" presentation:style-name="a334" draw:name="Vertical Text Placeholder 2" svg:x="4.23148in" svg:y="0.945in" svg:width="8in" svg:height="5.6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Faceţi clic pentru a edita Master stiluri text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al doilea ni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al cincilea ni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38" draw:name="Date Placeholder 6" svg:x="0.28704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/1/2000</text:date></text:span></text:p>
        </draw:text-box>
        <svg:title/>
        <svg:desc/>
      </draw:frame>
      <draw:frame draw:id="id76" presentation:style-name="a341" draw:name="Footer Placeholder 7" svg:x="4.23148in" svg:y="6.95139in" svg:width="6.46491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77" presentation:style-name="a344" draw:name="Slide Number Placeholder 8" svg:x="11.62963in" svg:y="6.95139in" svg:width="1.67424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Titlu-vertical-și-text" style:page-layout-name="pageLayout1" draw:style-name="a345">
      <draw:custom-shape svg:x="0in" svg:y="0.83in" svg:width="3.76596in" svg:height="5.83in" draw:id="id78" draw:layer="Master1-bg" draw:style-name="a34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9" draw:layer="Master1-bg" draw:style-name="a347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51" draw:name="Vertical Title 1" svg:x="0.41667in" svg:y="1.08333in" svg:width="3.08333in" svg:height="5.41667in" presentation:class="title" presentation:placeholder="false">
        <draw:text-box>
          <text:p text:style-name="a350" text:class-names="" text:cond-style-name=""><text:span text:style-name="a348" text:class-names="">Faceți clic pentru a edita stilul de titlu coordonator</text:span><text:span text:style-name="a349" text:class-names=""/></text:p>
        </draw:text-box>
        <svg:title/>
        <svg:desc/>
      </draw:frame>
      <draw:frame draw:id="id81" presentation:style-name="a368" draw:name="Vertical Text Placeholder 2" svg:x="4.23in" svg:y="0.95in" svg:width="8in" svg:height="5.6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Faceţi clic pentru a edita Master stiluri text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al doilea ni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al cincilea ni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72" draw:name="Date Placeholder 6" svg:x="0.28704in" svg:y="6.95139in" svg:width="3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/1/2000</text:date></text:span></text:p>
        </draw:text-box>
        <svg:title/>
        <svg:desc/>
      </draw:frame>
      <draw:frame draw:id="id83" presentation:style-name="a375" draw:name="Footer Placeholder 7" svg:x="4.23148in" svg:y="6.95139in" svg:width="6.46491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84" presentation:style-name="a378" draw:name="Slide Number Placeholder 8" svg:x="11.62963in" svg:y="6.95139in" svg:width="1.67424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spersia  poluanților în aer</dc:title>
    <meta:initial-creator>Delia</meta:initial-creator>
    <dc:creator>Delia</dc:creator>
    <meta:creation-date>2019-06-25T19:47:56Z</meta:creation-date>
    <dc:date>2019-06-25T19:59:08Z</dc:date>
    <meta:template xlink:href="TM03457475%5b%5bfn=Cadru%5d%5d" xlink:type="simple"/>
    <meta:editing-cycles>1</meta:editing-cycles>
    <meta:editing-duration>PT672S</meta:editing-duration>
    <meta:document-statistic meta:paragraph-count="8" meta:word-count="17"/>
  </office:meta>
</office:document-meta>
</file>